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paragraph-rsid="000c82c0" style:font-size-asian="10pt" style:font-size-complex="10pt"/>
    </style:style>
    <style:style style:name="P4" style:family="paragraph" style:parent-style-name="Standard">
      <style:text-properties style:font-name="Arial" fo:font-size="10pt" officeooo:paragraph-rsid="0016fe56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paragraph-rsid="0010750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 style:list-style-name="WW8Num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3" style:family="paragraph" style:parent-style-name="Standard" style:list-style-name="WW8Num1">
      <style:text-properties style:font-name="Arial" fo:font-size="10pt" officeooo:paragraph-rsid="00267238" style:font-size-asian="10pt" style:font-size-complex="10pt"/>
    </style:style>
    <style:style style:name="P14" style:family="paragraph" style:parent-style-name="Standard" style:list-style-name="WW8Num2">
      <style:text-properties style:font-name="Arial1" fo:font-size="10pt" style:font-size-asian="10pt" style:font-name-complex="Arial2" style:font-size-complex="10pt"/>
    </style:style>
    <style:style style:name="P15" style:family="paragraph" style:parent-style-name="Standard" style:list-style-name="WW8Num3"/>
    <style:style style:name="P16" style:family="paragraph" style:parent-style-name="Standard" style:list-style-name="WW8Num3">
      <style:text-properties officeooo:paragraph-rsid="000a30cf"/>
    </style:style>
    <style:style style:name="P17" style:family="paragraph" style:parent-style-name="Standard" style:list-style-name="WW8Num3">
      <style:text-properties officeooo:paragraph-rsid="001eeaa3"/>
    </style:style>
    <style:style style:name="P18" style:family="paragraph" style:parent-style-name="Standard" style:list-style-name="WW8Num3">
      <style:text-properties style:font-name="Calibri" fo:font-size="12pt" fo:font-weight="bold" officeooo:paragraph-rsid="0024aa1f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Calibri" fo:font-size="12pt" officeooo:paragraph-rsid="00277b79" style:font-size-asian="12pt" style:font-size-complex="12pt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ff822" style:font-size-asian="10pt" style:font-size-complex="10pt"/>
    </style:style>
    <style:style style:name="T4" style:family="text">
      <style:text-properties style:font-name="Arial" fo:font-size="10pt" officeooo:rsid="002c43f6" style:font-size-asian="10pt" style:font-size-complex="10pt"/>
    </style:style>
    <style:style style:name="T5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2d76ea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0pt" fo:font-weight="bold" officeooo:rsid="002b01db" style:font-size-asian="10pt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6e6b" style:font-weight-asian="normal" style:font-weight-complex="normal"/>
    </style:style>
    <style:style style:name="T15" style:family="text">
      <style:text-properties fo:font-weight="normal" officeooo:rsid="000ed957" style:font-weight-asian="normal" style:font-weight-complex="normal"/>
    </style:style>
    <style:style style:name="T16" style:family="text">
      <style:text-properties fo:font-weight="normal" officeooo:rsid="00110f7d" style:font-weight-asian="normal" style:font-weight-complex="normal"/>
    </style:style>
    <style:style style:name="T17" style:family="text">
      <style:text-properties fo:font-weight="normal" officeooo:rsid="0012cd0d" style:font-weight-asian="normal" style:font-weight-complex="normal"/>
    </style:style>
    <style:style style:name="T18" style:family="text">
      <style:text-properties fo:font-weight="normal" officeooo:rsid="00133d60" style:font-weight-asian="normal" style:font-weight-complex="normal"/>
    </style:style>
    <style:style style:name="T19" style:family="text">
      <style:text-properties fo:font-weight="normal" officeooo:rsid="00145b6e" style:font-weight-asian="normal" style:font-weight-complex="normal"/>
    </style:style>
    <style:style style:name="T20" style:family="text">
      <style:text-properties fo:font-weight="normal" officeooo:rsid="0028ace8" style:font-weight-asian="normal" style:font-weight-complex="normal"/>
    </style:style>
    <style:style style:name="T21" style:family="text">
      <style:text-properties fo:font-weight="normal" officeooo:rsid="00296e6c" style:font-weight-asian="normal" style:font-weight-complex="normal"/>
    </style:style>
    <style:style style:name="T22" style:family="text">
      <style:text-properties fo:font-weight="normal" officeooo:rsid="0029feec" style:font-weight-asian="normal" style:font-weight-complex="normal"/>
    </style:style>
    <style:style style:name="T23" style:family="text">
      <style:text-properties style:font-name="Arial1" fo:font-weight="normal" style:font-weight-asian="normal" style:font-name-complex="Arial2" style:font-weight-complex="normal"/>
    </style:style>
    <style:style style:name="T24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25" style:family="text">
      <style:text-properties style:font-name="Arial1" fo:font-weight="bold" style:font-weight-asian="bold" style:font-name-complex="Arial2" style:font-weight-complex="bold"/>
    </style:style>
    <style:style style:name="T26" style:family="text">
      <style:text-properties officeooo:rsid="000cf54a"/>
    </style:style>
    <style:style style:name="T27" style:family="text">
      <style:text-properties officeooo:rsid="000ed957"/>
    </style:style>
    <style:style style:name="T28" style:family="text">
      <style:text-properties officeooo:rsid="0010750c"/>
    </style:style>
    <style:style style:name="T29" style:family="text">
      <style:text-properties officeooo:rsid="0016fe56"/>
    </style:style>
    <style:style style:name="T30" style:family="text">
      <style:text-properties officeooo:rsid="0017b826"/>
    </style:style>
    <style:style style:name="T31" style:family="text">
      <style:text-properties officeooo:rsid="0026775c"/>
    </style:style>
    <style:style style:name="T32" style:family="text">
      <style:text-properties officeooo:rsid="0029ca9c"/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Kevin Welsh</text:span><text:span text:style-name="T2"><text:line-break/>30 Centennial Ave NW</text:span></text:p>
      <text:p text:style-name="P2">Grand Rapids, MI 49504</text:p>
      <text:p text:style-name="P9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8">OBJECTIVE:</text:p>
      <text:p text:style-name="P4">BSSE College <text:span text:style-name="T29">graduate l</text:span>ooking for the opportunity of a full time job to develop myself as a<text:span text:style-name="T31">n</text:span> <text:span text:style-name="T31">Android</text:span> developer.<text:tab/><text:tab/> <text:tab/><text:tab/></text:p>
      <text:p text:style-name="P1"/>
      <text:p text:style-name="P1"><text:tab/><text:tab/><text:tab/></text:p>
      <text:p text:style-name="P8">EDUCATION:</text:p>
      <text:p text:style-name="P1">Bachelor of Science in Software Engineering, <text:span text:style-name="T30">May</text:span> 201<text:span text:style-name="T30">3</text:span></text:p>
      <text:p text:style-name="P1">Michigan Technological University<text:tab/><text:tab/> <text:tab/><text:tab/><text:tab/><text:tab/><text:tab/></text:p>
      <text:p text:style-name="P8"/>
      <text:p text:style-name="P1"/>
      <text:section text:style-name="Sect1" text:name="Section1">
        <text:p text:style-name="P8">RELEVANT WORK/PROJECT EXPERIENCE:</text:p>
        <text:p text:style-name="P19"><text:span text:style-name="T12"><text:tab/></text:span><text:span text:style-name="T10">Most Recent Employment<text:tab/><text:tab/><text:tab/><text:tab/>May 2010-</text:span><text:span text:style-name="T11">Present</text:span></text:p>
        <text:list xml:id="list2565311113525869918" text:style-name="WW8Num2">
          <text:list-header>
            <text:p text:style-name="P11">Holy Spirit Grade School Networking: <text:span text:style-name="T27">Grand Rapids, MI</text:span></text:p>
            <text:list>
              <text:list-item>
                <text:p text:style-name="P14">Retrofit computers from Windows to Linux operation system; integrate to existing network to provide computer access to primary grades (who had not previously had access to any computers).</text:p>
              </text:list-item>
              <text:list-item>
                <text:p text:style-name="P14">Maintain and provide technical support for all network computers.</text:p>
              </text:list-item>
              <text:list-item>
                <text:p text:style-name="P14">Part of the Technological Committee responsible for integrating newer technologies such as Apple iPads and cloud services into the current infrastructure.</text:p>
              </text:list-item>
            </text:list>
          </text:list-header>
        </text:list>
        <text:p text:style-name="P5"/>
        <text:p text:style-name="P6"><text:tab/><text:span text:style-name="T28">Current</text:span> Projects<text:tab/><text:tab/><text:tab/><text:tab/><text:tab/><text:span text:style-name="T32">July</text:span> 20<text:span text:style-name="T28">12</text:span>-<text:span text:style-name="T28">Present</text:span> </text:p>
        <text:p text:style-name="P6"><text:span text:style-name="T13"><text:tab/></text:span><text:span text:style-name="T17">Fall 2012: </text:span><text:span text:style-name="T26">Welsh Finance</text:span><text:span text:style-name="T13"><text:line-break/><text:tab/><text:tab/></text:span><text:span text:style-name="T16">D</text:span><text:span text:style-name="T14">eveloping</text:span><text:span text:style-name="T13"> a</text:span><text:span text:style-name="T14">n</text:span><text:span text:style-name="T13"> </text:span><text:span text:style-name="T14">Android</text:span><text:span text:style-name="T13"> </text:span><text:span text:style-name="T14">app</text:span><text:span text:style-name="T13"> </text:span><text:span text:style-name="T20">for Google Play </text:span><text:span text:style-name="T21">Store</text:span><text:span text:style-name="T20"> that</text:span><text:span text:style-name="T14"> handle</text:span><text:span text:style-name="T20">s</text:span><text:span text:style-name="T14"> personal finances. </text:span><text:span text:style-name="T15">The <text:tab/><text:tab/></text:span><text:span text:style-name="T16">project<text:tab/>incorporates Google's support library</text:span><text:span text:style-name="T15"> </text:span><text:span text:style-name="T18">and the ActionBarSherlock third party <text:tab/><text:tab/>library to provide a modern, cohesive UI </text:span><text:span text:style-name="T22">across multiple devices</text:span><text:span text:style-name="T18">. </text:span><text:span text:style-name="T19">The app takes <text:tab/><text:tab/><text:tab/>advantage of fragments to provide an experience that scales from phones to tablets.</text:span></text:p>
        <text:p text:style-name="P5"/>
        <text:p text:style-name="P5"><text:tab/>Michigan Tech Undergraduate Projects<text:tab/><text:tab/>January 2009-December 201<text:span text:style-name="T28">1</text:span> </text:p>
        <text:p text:style-name="P3"><text:span text:style-name="T13"><text:tab/>Fall 2011: </text:span><text:span text:style-name="T12">File System Analyzer</text:span><text:span text:style-name="T13"><text:line-break/><text:tab/><text:tab/>Developed a C program that traverses a file system, gathering statistics on every file &amp; <text:tab/><text:tab/>directory. The program then used the GNUPlot libraries to turn the data into multiple <text:tab/><text:tab/>graphs, showing a visual representation of your file system.</text:span></text:p>
        <text:p text:style-name="P7"/>
        <text:p text:style-name="P1"><text:span text:style-name="T13"><text:tab/>Fall 2011: </text:span><text:span text:style-name="T12">Soil Time!</text:span></text:p>
        <text:p text:style-name="P1"><text:span text:style-name="T12"><text:tab/><text:tab/></text:span><text:span text:style-name="T13">Designed, documented, and developed an educational strategy game coded in C that <text:tab/><text:tab/>lets players choose plants and farming techniques to use on their farmland. The <text:tab/><text:tab/><text:tab/>graphical user interface was coded in GTK. Git revision control was used to help with <text:tab/><text:tab/>development.</text:span></text:p>
        <text:p text:style-name="P7"/>
        <text:p text:style-name="P1"><text:span text:style-name="T13"><text:tab/>Spring 2011: </text:span><text:span text:style-name="T12">File Inspector</text:span></text:p>
        <text:p text:style-name="P1"><text:span text:style-name="T12"><text:tab/><text:tab/></text:span><text:span text:style-name="T13">Developed a Ruby program that analyzes Ruby files and reports back relevant <text:tab/><text:tab/><text:tab/>information such as name , super class, ancestors , included modules , constants , class <text:tab/><text:tab/>variables , class methods , public instance methods , protected instance methods , and <text:tab/><text:tab/>private instance methods . It uses the Ruby Introspection API. </text:span></text:p>
        <text:p text:style-name="P7"/>
        <text:p text:style-name="P1"><text:span text:style-name="T13"><text:tab/>Spring 2010:</text:span><text:span text:style-name="T12"> Phone2Phone</text:span><text:line-break/><text:tab/><text:tab/>Designed, documented, and developed an Android OS program that transfers files from <text:tab/><text:tab/>one phone to another via an unofficial Bluetooth API. Focused on designing a coherent, <text:tab/><text:tab/>clean graphical user interface and doing large amounts of user testing of the interface. <text:soft-page-break/><text:tab/><text:tab/>Diagrammed the internals of the program and created multiple use case scenarios. <text:tab/><text:tab/>Coordinated efforts with teammates using CVS.</text:p>
        <text:p text:style-name="P5"/>
        <text:p text:style-name="P1"><text:span text:style-name="T13"><text:tab/>Spring 2010:</text:span><text:span text:style-name="T12"> Where Am I?<text:tab/><text:tab/></text:span><text:line-break/><text:tab/><text:tab/>Developed an Android OS program that contains an SQLite database of <text:tab/><text:tab/><text:tab/><text:tab/>common user-defined locations and uses Android's GPS API to give directions to those <text:tab/><text:tab/>custom locations. Designed the database to be optimized for the most common <text:tab/><text:tab/><text:tab/>use cases. </text:p>
        <text:p text:style-name="P1"/>
        <text:p text:style-name="P1"><text:tab/>Fall 2009: <text:span text:style-name="T12">Santa's Little Helpers</text:span></text:p>
        <text:p text:style-name="P1"><text:span text:style-name="T25"><text:tab/><text:tab/></text:span><text:span text:style-name="T23">Developed a</text:span><text:span text:style-name="T24"> </text:span><text:span text:style-name="T23">C++</text:span><text:span text:style-name="T24"> </text:span><text:span text:style-name="T23">program</text:span><text:span text:style-name="T24"> </text:span><text:span text:style-name="T23">that</text:span><text:span text:style-name="T24"> </text:span><text:span text:style-name="T23">implements</text:span><text:span text:style-name="T24"> modern </text:span><text:span text:style-name="T23">threading</text:span><text:span text:style-name="T24"> techniques using the <text:tab/><text:tab/>cross-platform POSIX API </text:span><text:span text:style-name="T23">to</text:span><text:span text:style-name="T24"> </text:span><text:span text:style-name="T23">coordinate</text:span><text:span text:style-name="T24"> </text:span><text:span text:style-name="T23">elves,</text:span><text:span text:style-name="T24"> </text:span><text:span text:style-name="T23">reindeer,</text:span><text:span text:style-name="T24"> </text:span><text:span text:style-name="T23">and</text:span><text:span text:style-name="T24"> </text:span><text:span text:style-name="T23">Santa</text:span><text:span text:style-name="T24"> </text:span><text:span text:style-name="T23">(object</text:span><text:span text:style-name="T24"> </text:span><text:span text:style-name="T23">classes) as <text:tab/><text:tab/>they simulate delivering toys.</text:span></text:p>
        <text:p text:style-name="P1"/>
        <text:p text:style-name="P8"/>
        <text:p text:style-name="P8">TECHNICAL EXPERIENCE:</text:p>
        <text:list xml:id="list3174014612206115760" text:style-name="WW8Num3">
          <text:list-item>
            <text:p text:style-name="P16"><text:span text:style-name="T5">Languages</text:span><text:span text:style-name="T2">: Java, C, C++, SQL, C#, Ruby, Visual Basic, Assembly, LISP, and eager to learn others</text:span></text:p>
          </text:list-item>
          <text:list-item>
            <text:p text:style-name="P17"><text:span text:style-name="T6">Software</text:span><text:span text:style-name="T2">: </text:span><text:span text:style-name="T3">Java SDK, </text:span><text:span text:style-name="T2">Git Version Control, Eclipse IDE, Anjuta IDE, </text:span><text:span text:style-name="T4">Dia UML Tool, </text:span><text:span text:style-name="T2">Visual Studio 2010, GTK Toolkit, Qt Toolkit, GNUPlot, SDL, OpenGL, Windows Office Suite</text:span></text:p>
          </text:list-item>
          <text:list-item>
            <text:p text:style-name="P15"><text:span text:style-name="T6">Platforms</text:span><text:span text:style-name="T2">: Windows, Linux, Unix, Mac OS</text:span></text:p>
          </text:list-item>
          <text:list-item>
            <text:p text:style-name="P18"><text:span text:style-name="T7">Concepts</text:span><text:span text:style-name="T2">: </text:span><text:span text:style-name="T8">Object-Oriented Programming, </text:span><text:span text:style-name="T9">User Interface Design, </text:span><text:span text:style-name="T8">Procedural Programming, Threading, Software Design, Interface Design, Software Testing, Algorithms, Databases</text:span></text:p>
          </text:list-item>
        </text:list>
        <text:p text:style-name="P8"/>
        <text:p text:style-name="P8"/>
        <text:p text:style-name="P8">OTHER ACTIVITIES &amp; HOBBIES:</text:p>
        <text:list xml:id="list8820609349559196021" text:style-name="WW8Num1">
          <text:list-item>
            <text:p text:style-name="P12">Video gaming (Xbox 360, PS3, PC, Android)</text:p>
          </text:list-item>
          <text:list-item>
            <text:p text:style-name="P13">Personal coding projects</text:p>
          </text:list-item>
          <text:list-item>
            <text:p text:style-name="P12">Trouble-shooting computers</text:p>
          </text:list-item>
          <text:list-item>
            <text:p text:style-name="P12">Hockey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3-09-20T02:05:45.117366889</dc:date>
    <meta:editing-cycles>186</meta:editing-cycles>
    <meta:editing-duration>P1DT6H43M16S</meta:editing-duration>
    <meta:generator>LibreOffice/4.1.1.2$Linux_X86_64 LibreOffice_project/410m0$Build-2</meta:generator>
    <dc:creator>Kevin </dc:creator>
    <meta:document-statistic meta:table-count="0" meta:image-count="0" meta:object-count="0" meta:page-count="2" meta:paragraph-count="37" meta:word-count="557" meta:character-count="3808" meta:non-whitespace-character-count="3198"/>
    <meta:user-defined meta:name="Info 1"/>
    <meta:user-defined meta:name="Info 2"/>
    <meta:user-defined meta:name="Info 3"/>
    <meta:user-defined meta:name="Info 4"/>
  </office:meta>
</office:document-meta>
</file>